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Raleway" svg:font-family="Raleway,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language="el" fo:country="GR"/>
    </style:style>
    <style:style style:name="T1" style:family="text">
      <style:text-properties fo:language="en" fo:country="US"/>
    </style:style>
    <style:style style:name="T2" style:family="text">
      <style:text-properties fo:language="el" fo:country="GR"/>
    </style:style>
    <style:style style:name="T3" style:family="text">
      <style:text-properties fo:font-variant="normal" fo:text-transform="none" fo:color="#666666" style:font-name="Raleway" fo:font-size="12pt" fo:letter-spacing="normal" fo:language="el" fo:country="GR" fo:font-style="normal" fo:font-weight="normal"/>
    </style:style>
    <style:style style:name="T4" style:family="text">
      <style:text-properties fo:font-variant="normal" fo:text-transform="none" fo:color="#333333" style:text-line-through-style="none" style:font-name="inherit" fo:font-size="12pt" fo:letter-spacing="normal" fo:language="el" fo:country="GR"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ναφορά 1ης Εργαστηριακής Άσκησης<text:span text:style-name="T1"> </text:span>Νευρωνικών Δικτύων: Μελέτη των πολυεπίπεδων <text:span text:style-name="T1">Perceptrons </text:span>και εφαρμογή σε προβλήματα ταξινόμησης εικόνας</text:p>
      <text:p text:style-name="P1"/>
      <text:p text:style-name="P1">Σκοπός:</text:p>
      <text:p text:style-name="P1">Σκοπός της πρώτης εργαστηριακής άσκησης αποτέλεσε η δημιουργία και η εκπαίδευση νευρωνικών δικτύων τα οποία διέφεραν σε βασικά χαρακτηριστικά, όπως η αρχιτεκτονική (αριθμός επιπέδων και αριθμός νευρώνων ανά επίπεδο), συνάρτηση εκπαίδευσης, συνάρτηση ενεργοποίησης και ο αλγόριθμος μάθησης.</text:p>
      <text:p text:style-name="P1"/>
      <text:p text:style-name="P1">Διαδικασία:</text:p>
      <text:p text:style-name="P1"/>
      <text:p text:style-name="P1">Θεωρητικά ερωτήματα:</text:p>
      <text:p text:style-name="P1"/>
      <text:p text:style-name="P1">Ερώτημα 1:</text:p>
      <text:p text:style-name="P1">Σε θεωρητικά πλαίσια, η εκπαίδευση του δικτύου θα μπορούσε να ολοκληρωθεί ακόμα και στην περίπτωση όπου παραλείπαμε το σύνολο της διαδικασίας προεπεξεργασίας, αλλά τα αποτελέσματα που θα είχαμε δε θα είχαν την ανάλογη ακρίβεια, ενώ παράλληλα θα επιμηκυνόταν <text:span text:style-name="T1">o </text:span>χρόνος που θα απαιτούνταν για την εκπαίδευση του δικτύου σε κάθε εποχή.</text:p>
      <text:p text:style-name="Standard"><text:span text:style-name="T2">Με το να κρατάμε ίσο αριθμό από </text:span><text:span text:style-name="T1">TestData </text:span><text:span text:style-name="T2">σε κάθε κατηγορία επιτυγχάνουμε πιο ομοιόμορφα δεδομένα και κατ' επέκταση καλύτερες τιμές του δείκτη </text:span><text:span text:style-name="T1">fmeasure. </text:span><text:span text:style-name="T2">Παράλληλα, αφαιρούμε τις τιμές που είναι όλες ίδιες για κάθε χαρακτηριστικό, καθώς δεν προσδίδουν επιπλέον πληροφορίες στο σύστημα. Αμέσως μετά, χρησιμοποιούμε τη συνάρτηση </text:span><text:span text:style-name="T1">processpca, </text:span><text:span text:style-name="T2">η οποία μας επιτρέπει σε ένα σύνολο δεδομένων να μειώσουμε τις διαστάσεις των δεδομένων χωρίς να χάσουμε σημαντική πληροφορία. Χρησιμοποιεί έναν ορθογώνιο μετασχηματισμό για να μετατρέψει ένα σύνολο συσχετιζόμενων τιμών σε γραμμικά ασυσχέτιστες.</text:span></text:p>
      <text:p text:style-name="P1"/>
      <text:p text:style-name="P1">Ερώτημα 2:</text:p>
      <text:p text:style-name="Standard"><text:span text:style-name="T2">Ιδανικότερος συνδυασμός προέκυψε να είναι το νευρωνικό που προκύπτει από την αρχιτεκτονική 2 επιπέδων με 25 νευρώνες στο πρώτο επίπεδο και 10 στο δεύτερο με χρήση συνάρτησης μάθησης να είναι η </text:span><text:span text:style-name="T1">LM. </text:span><text:span text:style-name="T2">Η διαφορά στην απόδοση των </text:span><text:span text:style-name="T1">LM, GDA </text:span><text:span text:style-name="T2">και </text:span><text:span text:style-name="T1">GDX </text:span><text:span text:style-name="T2">ήταν πολύ μικρή, ενώ η απόδηση της </text:span><text:span text:style-name="T1">GD </text:span><text:span text:style-name="T2">βρισκόταν πολύ χαμηλότερα από τις άλλες. Αυτό είναι εύλογο αν αναλογιστεί κανείς ότι η </text:span><text:span text:style-name="T1">GD </text:span><text:span text:style-name="T2">μέθοδος (</text:span><text:span text:style-name="T1">gradient descent) </text:span><text:span text:style-name="T2">έχει σταθερό βήμα μάθησης, το οποίο ορίζεται αρκετά μικρό, με αποτέλεσμα οι 1000 εποχές οι οποίες τέθηκαν ως παράμετρος στο χρόνο εκπαίδευσης να είναι πάρα πολύ λίγες για την ορθή εκπαίδευση του δικτύου. Οι </text:span><text:span text:style-name="T1">GDA </text:span><text:span text:style-name="T2">και </text:span><text:span text:style-name="T1">GDX </text:span><text:span text:style-name="T2">είναι τροποποιημένες μέθοδοι της </text:span><text:span text:style-name="T1">GD, </text:span><text:span text:style-name="T2">οι οποίες έχουν μεταβαλλόμενο βήμα μάθησης</text:span><text:span text:style-name="T1"> (adaptive learning rate</text:span><text:span text:style-name="T2">), αλλά αφενός είναι αργές μέθοδοι (απαιτούν μεγάλο αριθμό εποχών) και αφετέρου δεν είναι βέβαιο ότι μπορούν να καταλήξουν πάντα στο ολικό ελάχιστο. Αντίθετα, η μέθοδος </text:span><text:span text:style-name="T1">LM (Levenberg-Marquat) </text:span><text:span text:style-name="T2">αποτελεί συνδυασμός των παραπάνω μεθόδων μαζί με τη μέθοδο </text:span><text:span text:style-name="T1">Newton, </text:span><text:span text:style-name="T2">γεγονός που προσδίδει και ταχύτητα και καλύτερα αποτελέσματα στην εκπαίδευση του δικτύου μας.</text:span></text:p>
      <text:p text:style-name="Standard"><text:span text:style-name="T2"/></text:p>
      <text:p text:style-name="Standard"><text:span text:style-name="T2">Ερώτημα 3:</text:span></text:p>
      <text:p text:style-name="Standard">Καλύτερο αποτέλεσμα έδινε η <text:span text:style-name="T1">purelin. </text:span><text:span text:style-name="T2">Εκτός από αυτήν, δοκιμάστηκαν και οι </text:span><text:span text:style-name="T1">tansig, logsig </text:span><text:span text:style-name="T2">και </text:span><text:span text:style-name="T1">hardlim. </text:span><text:span text:style-name="T2">Από αυτές, η </text:span><text:span text:style-name="T1">tansig </text:span><text:span text:style-name="T2">έδινε παρόμοια, αλλά λίγο χειρότερα αποτελέσματα, ενώ η επίδοση των </text:span><text:span text:style-name="T1">logsig </text:span><text:span text:style-name="T2">και </text:span><text:span text:style-name="T1">hardlim </text:span><text:span text:style-name="T2">ήταν απογοητευτική. Αυτό συνέβη διότι οι δύο συναρτήσεις δε θα έπρεπε καν να χρησιμοποιούνται σε συνδυασμό με τις παραμέτρους του δικτύου που είχαμε διαλέξει. Συγκεκριμένα, η </text:span><text:span text:style-name="T1">hardlim </text:span><text:span text:style-name="T2">δίνει ως έξοδο 1 για </text:span><text:span text:style-name="T1">u &gt;= </text:span><text:span text:style-name="T2">0</text:span><text:span text:style-name="T1">, </text:span><text:span text:style-name="T2">και 0 για </text:span><text:span text:style-name="T1">u &lt; 0, </text:span><text:span text:style-name="T2">είναι δηλαδή μη παραγωγίσιμη, πράγμα που την καθιστά μη συμβατή με τη συνάρτηση </text:span><text:span text:style-name="T1">trainlm, </text:span><text:span text:style-name="T2">η οποία χρησιμοποιεί μία παραλλαγή της μεθόδου απότομης καθόδου οπότε αυτόματα απαιτεί παραγωγισιμότητα. Το αποτέλεσμα είναι να παράγονται δεδομένα </text:span><text:span text:style-name="T1">NaN (Not a Number).</text:span></text:p>
      <text:p text:style-name="Standard"><text:soft-page-break/><text:span text:style-name="T2"><text:tab/>Όσον αφορά τη </text:span><text:span text:style-name="T1">logsig, </text:span><text:span text:style-name="T2">αυτή δεν δίνει σωστά αποτελέσματα λόγω του </text:span><text:span text:style-name="T1">default </text:span><text:span text:style-name="T2">τρόπου με τον οποίο το νευρωνικό δίκτυο κανονικοποιεί τα δεδομένα εξόδου. Συγκεκριμένα, τα</text:span><text:span text:style-name="T1"> </text:span><text:span text:style-name="T2">μετασχηματίζει χρησιμοποιώντας τη συνάρτηση </text:span><text:span text:style-name="T1">mapminmax, </text:span><text:span text:style-name="T2">η οποία τα κανονικοποιεί σε δίαστημα [-1,1], ενώ το πεδίο τιμών της </text:span><text:span text:style-name="T1">logsig </text:span><text:span text:style-name="T2">είναι το </text:span><text:span text:style-name="T1">[0,1], </text:span><text:span text:style-name="T2">με αποτέλεσμα τα μισά δεδομένα ουσιαστικά να αγνοούνται. Η </text:span><text:span text:style-name="T1">logsig </text:span><text:span text:style-name="T2">θα μπορούσε να χρησιμοποιηθεί εάν τα δεδομένα εξόδου κανονικοποιούνταν με κάποιον συμβατό τρόπο, πχ με </text:span><text:span text:style-name="T1">mapminmax, </text:span><text:span text:style-name="T2">αύξηση κατά 1 και μετά διαίρεση με 2.</text:span></text:p>
      <text:p text:style-name="Standard"><text:span text:style-name="T2"/></text:p>
      <text:p text:style-name="Standard"><text:span text:style-name="T2">Ερώτημα 4:</text:span></text:p>
      <text:p text:style-name="Standard"><text:span text:style-name="T3">SGD has trouble navigating ravines, i.e. areas where the surface curves much more steeply in one dimension than in another [</text:span><text:bookmark text:name="fnref:1"/><text:a xlink:type="simple" xlink:href="http://sebastianruder.com/optimizing-gradient-descent/index.html#fn:1" text:style-name="Internet_20_link" text:visited-style-name="Visited_20_Internet_20_Link"><text:span text:style-name="T4">1</text:span></text:a><text:span text:style-name="T3">], which are common around local optima. In these scenarios, SGD oscillates across the slopes of the ravine while only making hesitant progress along the bottom towards the local optimum as in Image 2.</text:span><text:span text:style-name="T2"> </text:span></text:p>
      <text:p text:style-name="Standard"><text:span text:style-name="T2"/></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Raleway" svg:font-family="Raleway,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Panagiotis Argyriou</meta:initial-creator>
    <meta:creation-date>2016-12-04T15:50:10.07</meta:creation-date>
    <dc:date>2016-12-05T01:22:29.33</dc:date>
    <dc:creator>Stefanos Panagiotis Argyriou</dc:creator>
    <meta:editing-duration>PT1H8M41S</meta:editing-duration>
    <meta:editing-cycles>4</meta:editing-cycles>
    <meta:generator>OpenOffice/4.1.2$Win32 OpenOffice.org_project/412m3$Build-9782</meta:generator>
    <meta:document-statistic meta:table-count="0" meta:image-count="0" meta:object-count="0" meta:page-count="2" meta:paragraph-count="15" meta:word-count="608" meta:character-count="4034"/>
  </office:meta>
</office:document-meta>
</file>